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64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1.801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Excel_20_Built-in_20_Normal">
      <style:text-properties fo:language="en" fo:country="GB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" style:family="table-cell" style:parent-style-name="Excel_20_Built-in_20_Normal">
      <style:table-cell-properties fo:background-color="transparent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Normal">
      <style:table-cell-properties fo:background-color="#5b9bd5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fo:background-color="#44546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>
      <style:table-cell-properties fo:background-color="#44546a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Normal" style:data-style-name="N8137"/>
    <style:style style:name="ce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Normal">
      <style:table-cell-properties fo:background-color="#44546a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Excel_20_Built-in_20_Normal" style:data-style-name="N8137">
      <style:table-cell-properties style:diagonal-bl-tr="none" style:diagonal-tl-br="none" style:rotation-align="none"/>
    </style:style>
    <style:style style:name="ce11" style:family="table-cell" style:parent-style-name="Excel_20_Built-in_20_Normal">
      <style:table-cell-properties fo:background-color="#ed7d3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Excel_20_Built-in_20_Normal">
      <style:table-cell-properties fo:background-color="#ed7d31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Excel_20_Built-in_20_Normal">
      <style:table-cell-properties fo:background-color="#ed7d31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Excel_20_Built-in_20_Normal">
      <style:table-cell-properties fo:border-bottom="none" fo:background-color="#7030a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Excel_20_Built-in_20_Normal" style:data-style-name="N8137">
      <style:text-properties fo:language="en" fo:country="GB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8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Excel_20_Built-in_20_Normal">
      <style:table-cell-properties fo:border-bottom="none" fo:background-color="#00b0f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Excel_20_Built-in_20_Normal">
      <style:table-cell-properties fo:background-color="#00b0f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Excel_20_Built-in_20_Normal">
      <style:table-cell-properties fo:background-color="#00b0f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Excel_20_Built-in_20_Normal">
      <style:table-cell-properties fo:background-color="#54823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Excel_20_Built-in_20_Normal">
      <style:table-cell-properties fo:background-color="#548235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Excel_20_Built-in_20_Normal">
      <style:table-cell-properties fo:background-color="#548235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Excel_20_Built-in_20_Normal">
      <style:table-cell-properties fo:background-color="#bf9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Excel_20_Built-in_20_Normal">
      <style:table-cell-properties fo:background-color="#bf900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Excel_20_Built-in_20_Normal">
      <style:table-cell-properties fo:background-color="#bf900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Excel_20_Built-in_20_Normal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4" table:default-cell-style-name="Excel_20_Built-in_20_Normal"/>
        <table:table-column table:style-name="co3" table:number-columns-repeated="999" table:default-cell-style-name="Excel_20_Built-in_20_Normal"/>
        <table:table-row table:style-name="ro1">
          <table:table-cell table:style-name="ce1" office:value-type="string">
            <text:p>β </text:p>
          </table:table-cell>
          <table:table-cell table:style-name="ce1" table:formula="of:=28.29/11.86" office:value-type="float" office:value="2.38532883642496">
            <text:p>2.3853288364</text:p>
          </table:table-cell>
          <table:table-cell table:style-name="ce8" table:number-columns-repeated="3"/>
          <table:table-cell table:style-name="ce4"/>
          <table:table-cell table:style-name="ce8" table:number-columns-repeated="3"/>
          <table:table-cell table:style-name="ce14"/>
          <table:table-cell table:style-name="ce8"/>
          <table:table-cell table:style-name="ce14" table:number-columns-repeated="2"/>
          <table:table-cell table:style-name="ce19"/>
          <table:table-cell table:style-name="ce8" table:number-columns-repeated="3"/>
          <table:table-cell table:style-name="ce4"/>
          <table:table-cell table:style-name="ce8" table:number-columns-repeated="3"/>
          <table:table-cell table:style-name="ce4"/>
          <table:table-cell table:style-name="ce8" table:number-columns-repeated="3"/>
          <table:table-cell table:style-name="ce29" table:number-columns-repeated="999"/>
        </table:table-row>
        <table:table-row table:style-name="ro1">
          <table:table-cell table:style-name="ce2"/>
          <table:table-cell table:style-name="ce4"/>
          <table:table-cell table:style-name="ce8" table:number-columns-repeated="3"/>
          <table:table-cell table:style-name="ce4"/>
          <table:table-cell table:style-name="ce8" table:number-columns-repeated="3"/>
          <table:table-cell table:style-name="ce14"/>
          <table:table-cell table:style-name="ce8"/>
          <table:table-cell table:style-name="ce14" table:number-columns-repeated="2"/>
          <table:table-cell table:style-name="ce19"/>
          <table:table-cell table:style-name="ce8" table:number-columns-repeated="3"/>
          <table:table-cell table:style-name="ce4"/>
          <table:table-cell table:style-name="ce8" table:number-columns-repeated="3"/>
          <table:table-cell table:style-name="ce4"/>
          <table:table-cell table:style-name="ce8" table:number-columns-repeated="3"/>
          <table:table-cell table:style-name="ce29" table:number-columns-repeated="999"/>
        </table:table-row>
        <table:table-row table:style-name="ro1">
          <table:table-cell table:style-name="ce3"/>
          <table:table-cell table:style-name="ce5" office:value-type="string" table:number-columns-spanned="4" table:number-rows-spanned="1">
            <text:p>bert-base-uncase</text:p>
          </table:table-cell>
          <table:covered-table-cell table:number-columns-repeated="3" table:style-name="ce9"/>
          <table:table-cell table:style-name="ce11" office:value-type="string" table:number-columns-spanned="4" table:number-rows-spanned="1">
            <text:p>bert-large-uncase</text:p>
          </table:table-cell>
          <table:covered-table-cell table:number-columns-repeated="3" table:style-name="ce13"/>
          <table:table-cell table:style-name="ce15" office:value-type="string" table:number-columns-spanned="4" table:number-rows-spanned="1">
            <text:p>roberta-base</text:p>
          </table:table-cell>
          <table:covered-table-cell table:style-name="ce18"/>
          <table:covered-table-cell table:number-columns-repeated="2" table:style-name="ce15"/>
          <table:table-cell table:style-name="ce20" office:value-type="string" table:number-columns-spanned="4" table:number-rows-spanned="1">
            <text:p>roberta-large</text:p>
          </table:table-cell>
          <table:covered-table-cell table:number-columns-repeated="3" table:style-name="ce22"/>
          <table:table-cell table:style-name="ce23" office:value-type="string" table:number-columns-spanned="4" table:number-rows-spanned="1">
            <text:p>xlnet-base-cased</text:p>
          </table:table-cell>
          <table:covered-table-cell table:number-columns-repeated="3" table:style-name="ce25"/>
          <table:table-cell table:style-name="ce26" office:value-type="string" table:number-columns-spanned="4" table:number-rows-spanned="1">
            <text:p>xlnet-large-cased</text:p>
          </table:table-cell>
          <table:covered-table-cell table:number-columns-repeated="3" table:style-name="ce28"/>
          <table:table-cell table:number-columns-repeated="999"/>
        </table:table-row>
        <table:table-row table:style-name="ro1">
          <table:table-cell table:style-name="ce3" office:value-type="string">
            <text:p>checkpoint</text:p>
          </table:table-cell>
          <table:table-cell table:style-name="ce6" office:value-type="string">
            <text:p>precision</text:p>
          </table:table-cell>
          <table:table-cell table:style-name="ce6" office:value-type="string">
            <text:p>recall</text:p>
          </table:table-cell>
          <table:table-cell table:style-name="ce6" office:value-type="string">
            <text:p>f1</text:p>
          </table:table-cell>
          <table:table-cell table:style-name="ce6" office:value-type="string">
            <text:p>fβ </text:p>
          </table:table-cell>
          <table:table-cell table:style-name="ce12" office:value-type="string">
            <text:p>precision</text:p>
          </table:table-cell>
          <table:table-cell table:style-name="ce12" office:value-type="string">
            <text:p>recall</text:p>
          </table:table-cell>
          <table:table-cell table:style-name="ce12" office:value-type="string">
            <text:p>f1</text:p>
          </table:table-cell>
          <table:table-cell table:style-name="ce12" office:value-type="string">
            <text:p>fβ </text:p>
          </table:table-cell>
          <table:table-cell table:style-name="ce16" office:value-type="string">
            <text:p>precision</text:p>
          </table:table-cell>
          <table:table-cell table:style-name="ce16" office:value-type="string">
            <text:p>recall</text:p>
          </table:table-cell>
          <table:table-cell table:style-name="ce16" office:value-type="string">
            <text:p>f1</text:p>
          </table:table-cell>
          <table:table-cell table:style-name="ce16" office:value-type="string">
            <text:p>fβ </text:p>
          </table:table-cell>
          <table:table-cell table:style-name="ce21" office:value-type="string">
            <text:p>precision</text:p>
          </table:table-cell>
          <table:table-cell table:style-name="ce21" office:value-type="string">
            <text:p>recall</text:p>
          </table:table-cell>
          <table:table-cell table:style-name="ce21" office:value-type="string">
            <text:p>f1</text:p>
          </table:table-cell>
          <table:table-cell table:style-name="ce21" office:value-type="string">
            <text:p>fβ </text:p>
          </table:table-cell>
          <table:table-cell table:style-name="ce24" office:value-type="string">
            <text:p>precision</text:p>
          </table:table-cell>
          <table:table-cell table:style-name="ce24" office:value-type="string">
            <text:p>recall</text:p>
          </table:table-cell>
          <table:table-cell table:style-name="ce24" office:value-type="string">
            <text:p>f1</text:p>
          </table:table-cell>
          <table:table-cell table:style-name="ce24" office:value-type="string">
            <text:p>fβ </text:p>
          </table:table-cell>
          <table:table-cell table:style-name="ce27" office:value-type="string">
            <text:p>precision</text:p>
          </table:table-cell>
          <table:table-cell table:style-name="ce27" office:value-type="string">
            <text:p>recall</text:p>
          </table:table-cell>
          <table:table-cell table:style-name="ce27" office:value-type="string">
            <text:p>f1</text:p>
          </table:table-cell>
          <table:table-cell table:style-name="ce27" office:value-type="string">
            <text:p>fβ </text:p>
          </table:table-cell>
          <table:table-cell table:number-columns-repeated="999"/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7" office:value-type="float" office:value="0.596">
            <text:p>0.596</text:p>
          </table:table-cell>
          <table:table-cell table:style-name="ce7" office:value-type="float" office:value="0.488">
            <text:p>0.488</text:p>
          </table:table-cell>
          <table:table-cell table:style-name="ce7" office:value-type="float" office:value="0.532">
            <text:p>0.532</text:p>
          </table:table-cell>
          <table:table-cell table:style-name="ce10" table:formula="of:=(1+[.$B$1]*[.$B$1])*[.B5]*[.C5]/(([.$B$1]*[.$B$1]*[.B5])+[.C5])" office:value-type="float" office:value="0.501586597085614">
            <text:p>0.502</text:p>
          </table:table-cell>
          <table:table-cell table:style-name="ce7" office:value-type="float" office:value="0.719">
            <text:p>0.719</text:p>
          </table:table-cell>
          <table:table-cell table:style-name="ce7" office:value-type="float" office:value="0.582">
            <text:p>0.582</text:p>
          </table:table-cell>
          <table:table-cell table:style-name="ce7" office:value-type="float" office:value="0.637">
            <text:p>0.637</text:p>
          </table:table-cell>
          <table:table-cell table:style-name="ce10" table:formula="of:=(1+[.$B$1]*[.$B$1])*[.F5]*[.G5]/(([.$B$1]*[.$B$1]*[.F5])+[.G5])" office:value-type="float" office:value="0.599062840686988">
            <text:p>0.599</text:p>
          </table:table-cell>
          <table:table-cell table:style-name="ce17" office:value-type="float" office:value="0.668">
            <text:p>0.668</text:p>
          </table:table-cell>
          <table:table-cell table:style-name="ce17" office:value-type="float" office:value="0.569">
            <text:p>0.569</text:p>
          </table:table-cell>
          <table:table-cell table:style-name="ce17" office:value-type="float" office:value="0.611">
            <text:p>0.611</text:p>
          </table:table-cell>
          <table:table-cell table:style-name="ce10" table:formula="of:=(1+[.$B$1]*[.$B$1])*[.J5]*[.K5]/(([.$B$1]*[.$B$1]*[.J5])+[.K5])" office:value-type="float" office:value="0.581891031610451">
            <text:p>0.582</text:p>
          </table:table-cell>
          <table:table-cell table:style-name="ce7" office:value-type="float" office:value="0.688">
            <text:p>0.688</text:p>
          </table:table-cell>
          <table:table-cell table:style-name="ce7" office:value-type="float" office:value="0.509">
            <text:p>0.509</text:p>
          </table:table-cell>
          <table:table-cell table:style-name="ce7" office:value-type="float" office:value="0.571">
            <text:p>0.571</text:p>
          </table:table-cell>
          <table:table-cell table:style-name="ce10" table:formula="of:=(1+[.$B$1]*[.$B$1])*[.N5]*[.O5]/(([.$B$1]*[.$B$1]*[.N5])+[.O5])" office:value-type="float" office:value="0.529596675190471">
            <text:p>0.530</text:p>
          </table:table-cell>
          <table:table-cell table:style-name="ce17" office:value-type="float" office:value="0.679">
            <text:p>0.679</text:p>
          </table:table-cell>
          <table:table-cell table:style-name="ce17" office:value-type="float" office:value="0.519">
            <text:p>0.519</text:p>
          </table:table-cell>
          <table:table-cell table:style-name="ce17" office:value-type="float" office:value="0.582">
            <text:p>0.582</text:p>
          </table:table-cell>
          <table:table-cell table:style-name="ce10" table:formula="of:=(1+[.$B$1]*[.$B$1])*[.R5]*[.S5]/(([.$B$1]*[.$B$1]*[.R5])+[.S5])" office:value-type="float" office:value="0.537948651531985">
            <text:p>0.538</text:p>
          </table:table-cell>
          <table:table-cell table:style-name="ce17" office:value-type="float" office:value="0.761">
            <text:p>0.761</text:p>
          </table:table-cell>
          <table:table-cell table:style-name="ce17" office:value-type="float" office:value="0.573">
            <text:p>0.573</text:p>
          </table:table-cell>
          <table:table-cell table:style-name="ce17" office:value-type="float" office:value="0.646">
            <text:p>0.646</text:p>
          </table:table-cell>
          <table:table-cell table:style-name="ce10" table:formula="of:=(1+[.$B$1]*[.$B$1])*[.V5]*[.W5]/(([.$B$1]*[.$B$1]*[.V5])+[.W5])" office:value-type="float" office:value="0.594971338498611">
            <text:p>0.595</text:p>
          </table:table-cell>
          <table:table-cell table:number-columns-repeated="999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float" office:value="0.726">
            <text:p>0.726</text:p>
          </table:table-cell>
          <table:table-cell table:style-name="ce7" office:value-type="float" office:value="0.529">
            <text:p>0.529</text:p>
          </table:table-cell>
          <table:table-cell table:style-name="ce7" office:value-type="float" office:value="0.601">
            <text:p>0.601</text:p>
          </table:table-cell>
          <table:table-cell table:style-name="ce10" table:formula="of:=(1+[.$B$1]*[.$B$1])*[.B6]*[.C6]/(([.$B$1]*[.$B$1]*[.B6])+[.C6])" office:value-type="float" office:value="0.551364311615988">
            <text:p>0.551</text:p>
          </table:table-cell>
          <table:table-cell table:style-name="ce7" office:value-type="float" office:value="0.716">
            <text:p>0.716</text:p>
          </table:table-cell>
          <table:table-cell table:style-name="ce7" office:value-type="float" office:value="0.562">
            <text:p>0.562</text:p>
          </table:table-cell>
          <table:table-cell table:style-name="ce7" office:value-type="float" office:value="0.621">
            <text:p>0.621</text:p>
          </table:table-cell>
          <table:table-cell table:style-name="ce10" table:formula="of:=(1+[.$B$1]*[.$B$1])*[.F6]*[.G6]/(([.$B$1]*[.$B$1]*[.F6])+[.G6])" office:value-type="float" office:value="0.580669113767945">
            <text:p>0.581</text:p>
          </table:table-cell>
          <table:table-cell table:style-name="ce17" office:value-type="float" office:value="0.819">
            <text:p>0.819</text:p>
          </table:table-cell>
          <table:table-cell table:style-name="ce17" office:value-type="float" office:value="0.588">
            <text:p>0.588</text:p>
          </table:table-cell>
          <table:table-cell table:style-name="ce17" office:value-type="float" office:value="0.666">
            <text:p>0.666</text:p>
          </table:table-cell>
          <table:table-cell table:style-name="ce10" table:formula="of:=(1+[.$B$1]*[.$B$1])*[.J6]*[.K6]/(([.$B$1]*[.$B$1]*[.J6])+[.K6])" office:value-type="float" office:value="0.613882150704396">
            <text:p>0.614</text:p>
          </table:table-cell>
          <table:table-cell table:style-name="ce7" office:value-type="float" office:value="0.742">
            <text:p>0.742</text:p>
          </table:table-cell>
          <table:table-cell table:style-name="ce7" office:value-type="float" office:value="0.546">
            <text:p>0.546</text:p>
          </table:table-cell>
          <table:table-cell table:style-name="ce7" office:value-type="float" office:value="0.619">
            <text:p>0.619</text:p>
          </table:table-cell>
          <table:table-cell table:style-name="ce10" table:formula="of:=(1+[.$B$1]*[.$B$1])*[.N6]*[.O6]/(([.$B$1]*[.$B$1]*[.N6])+[.O6])" office:value-type="float" office:value="0.568445445771399">
            <text:p>0.568</text:p>
          </table:table-cell>
          <table:table-cell table:style-name="ce7" office:value-type="float" office:value="0.756">
            <text:p>0.756</text:p>
          </table:table-cell>
          <table:table-cell table:style-name="ce7" office:value-type="float" office:value="0.594">
            <text:p>0.594</text:p>
          </table:table-cell>
          <table:table-cell table:style-name="ce7" office:value-type="float" office:value="0.657">
            <text:p>0.657</text:p>
          </table:table-cell>
          <table:table-cell table:style-name="ce10" table:formula="of:=(1+[.$B$1]*[.$B$1])*[.R6]*[.S6]/(([.$B$1]*[.$B$1]*[.R6])+[.S6])" office:value-type="float" office:value="0.613656483382376">
            <text:p>0.614</text:p>
          </table:table-cell>
          <table:table-cell table:style-name="ce7" office:value-type="float" office:value="0.686">
            <text:p>0.686</text:p>
          </table:table-cell>
          <table:table-cell table:style-name="ce7" office:value-type="float" office:value="0.62">
            <text:p>0.620</text:p>
          </table:table-cell>
          <table:table-cell table:style-name="ce7" office:value-type="float" office:value="0.648">
            <text:p>0.648</text:p>
          </table:table-cell>
          <table:table-cell table:style-name="ce10" table:formula="of:=(1+[.$B$1]*[.$B$1])*[.V6]*[.W6]/(([.$B$1]*[.$B$1]*[.V6])+[.W6])" office:value-type="float" office:value="0.629046695708493">
            <text:p>0.629</text:p>
          </table:table-cell>
          <table:table-cell table:number-columns-repeated="999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7" office:value-type="float" office:value="0.755">
            <text:p>0.755</text:p>
          </table:table-cell>
          <table:table-cell table:style-name="ce7" office:value-type="float" office:value="0.545">
            <text:p>0.545</text:p>
          </table:table-cell>
          <table:table-cell table:style-name="ce7" office:value-type="float" office:value="0.621">
            <text:p>0.621</text:p>
          </table:table-cell>
          <table:table-cell table:style-name="ce10" table:formula="of:=(1+[.$B$1]*[.$B$1])*[.B7]*[.C7]/(([.$B$1]*[.$B$1]*[.B7])+[.C7])" office:value-type="float" office:value="0.568642814586785">
            <text:p>0.569</text:p>
          </table:table-cell>
          <table:table-cell table:style-name="ce7" office:value-type="float" office:value="0.762">
            <text:p>0.762</text:p>
          </table:table-cell>
          <table:table-cell table:style-name="ce7" office:value-type="float" office:value="0.591">
            <text:p>0.591</text:p>
          </table:table-cell>
          <table:table-cell table:style-name="ce7" office:value-type="float" office:value="0.666">
            <text:p>0.666</text:p>
          </table:table-cell>
          <table:table-cell table:style-name="ce10" table:formula="of:=(1+[.$B$1]*[.$B$1])*[.F7]*[.G7]/(([.$B$1]*[.$B$1]*[.F7])+[.G7])" office:value-type="float" office:value="0.611513240971215">
            <text:p>0.612</text:p>
          </table:table-cell>
          <table:table-cell table:style-name="ce7" office:value-type="float" office:value="0.833">
            <text:p>0.833</text:p>
          </table:table-cell>
          <table:table-cell table:style-name="ce7" office:value-type="float" office:value="0.609">
            <text:p>0.609</text:p>
          </table:table-cell>
          <table:table-cell table:style-name="ce7" office:value-type="float" office:value="0.688">
            <text:p>0.688</text:p>
          </table:table-cell>
          <table:table-cell table:style-name="ce10" table:formula="of:=(1+[.$B$1]*[.$B$1])*[.J7]*[.K7]/(([.$B$1]*[.$B$1]*[.J7])+[.K7])" office:value-type="float" office:value="0.634505000939601">
            <text:p>0.635</text:p>
          </table:table-cell>
          <table:table-cell table:style-name="ce7" office:value-type="float" office:value="0.783">
            <text:p>0.783</text:p>
          </table:table-cell>
          <table:table-cell table:style-name="ce7" office:value-type="float" office:value="0.555">
            <text:p>0.555</text:p>
          </table:table-cell>
          <table:table-cell table:style-name="ce7" office:value-type="float" office:value="0.636">
            <text:p>0.636</text:p>
          </table:table-cell>
          <table:table-cell table:style-name="ce10" table:formula="of:=(1+[.$B$1]*[.$B$1])*[.N7]*[.O7]/(([.$B$1]*[.$B$1]*[.N7])+[.O7])" office:value-type="float" office:value="0.58025693838046">
            <text:p>0.580</text:p>
          </table:table-cell>
          <table:table-cell table:style-name="ce7" office:value-type="float" office:value="0.772">
            <text:p>0.772</text:p>
          </table:table-cell>
          <table:table-cell table:style-name="ce7" office:value-type="float" office:value="0.547">
            <text:p>0.547</text:p>
          </table:table-cell>
          <table:table-cell table:style-name="ce7" office:value-type="float" office:value="0.624">
            <text:p>0.624</text:p>
          </table:table-cell>
          <table:table-cell table:style-name="ce10" table:formula="of:=(1+[.$B$1]*[.$B$1])*[.R7]*[.S7]/(([.$B$1]*[.$B$1]*[.R7])+[.S7])" office:value-type="float" office:value="0.571916385086357">
            <text:p>0.572</text:p>
          </table:table-cell>
          <table:table-cell table:style-name="ce7" office:value-type="float" office:value="0.65">
            <text:p>0.650</text:p>
          </table:table-cell>
          <table:table-cell table:style-name="ce7" office:value-type="float" office:value="0.566">
            <text:p>0.566</text:p>
          </table:table-cell>
          <table:table-cell table:style-name="ce7" office:value-type="float" office:value="0.594">
            <text:p>0.594</text:p>
          </table:table-cell>
          <table:table-cell table:style-name="ce10" table:formula="of:=(1+[.$B$1]*[.$B$1])*[.V7]*[.W7]/(([.$B$1]*[.$B$1]*[.V7])+[.W7])" office:value-type="float" office:value="0.577149137143577">
            <text:p>0.577</text:p>
          </table:table-cell>
          <table:table-cell table:number-columns-repeated="999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7" office:value-type="float" office:value="0.733">
            <text:p>0.733</text:p>
          </table:table-cell>
          <table:table-cell table:style-name="ce7" office:value-type="float" office:value="0.54">
            <text:p>0.540</text:p>
          </table:table-cell>
          <table:table-cell table:style-name="ce7" office:value-type="float" office:value="0.612">
            <text:p>0.612</text:p>
          </table:table-cell>
          <table:table-cell table:style-name="ce10" table:formula="of:=(1+[.$B$1]*[.$B$1])*[.B8]*[.C8]/(([.$B$1]*[.$B$1]*[.B8])+[.C8])" office:value-type="float" office:value="0.562124482048747">
            <text:p>0.562</text:p>
          </table:table-cell>
          <table:table-cell table:style-name="ce7" office:value-type="float" office:value="0.721">
            <text:p>0.721</text:p>
          </table:table-cell>
          <table:table-cell table:style-name="ce7" office:value-type="float" office:value="0.573">
            <text:p>0.573</text:p>
          </table:table-cell>
          <table:table-cell table:style-name="ce7" office:value-type="float" office:value="0.632">
            <text:p>0.632</text:p>
          </table:table-cell>
          <table:table-cell table:style-name="ce10" table:formula="of:=(1+[.$B$1]*[.$B$1])*[.F8]*[.G8]/(([.$B$1]*[.$B$1]*[.F8])+[.G8])" office:value-type="float" office:value="0.591138569117531">
            <text:p>0.591</text:p>
          </table:table-cell>
          <table:table-cell table:style-name="ce7" office:value-type="float" office:value="0.812">
            <text:p>0.812</text:p>
          </table:table-cell>
          <table:table-cell table:style-name="ce7" office:value-type="float" office:value="0.582">
            <text:p>0.582</text:p>
          </table:table-cell>
          <table:table-cell table:style-name="ce7" office:value-type="float" office:value="0.661">
            <text:p>0.661</text:p>
          </table:table-cell>
          <table:table-cell table:style-name="ce10" table:formula="of:=(1+[.$B$1]*[.$B$1])*[.J8]*[.K8]/(([.$B$1]*[.$B$1]*[.J8])+[.K8])" office:value-type="float" office:value="0.607731854372906">
            <text:p>0.608</text:p>
          </table:table-cell>
          <table:table-cell table:style-name="ce7" office:value-type="float" office:value="0.698">
            <text:p>0.698</text:p>
          </table:table-cell>
          <table:table-cell table:style-name="ce7" office:value-type="float" office:value="0.515">
            <text:p>0.515</text:p>
          </table:table-cell>
          <table:table-cell table:style-name="ce7" office:value-type="float" office:value="0.58">
            <text:p>0.580</text:p>
          </table:table-cell>
          <table:table-cell table:style-name="ce10" table:formula="of:=(1+[.$B$1]*[.$B$1])*[.N8]*[.O8]/(([.$B$1]*[.$B$1]*[.N8])+[.O8])" office:value-type="float" office:value="0.536006464887578">
            <text:p>0.536</text:p>
          </table:table-cell>
          <table:table-cell table:style-name="ce7" office:value-type="float" office:value="0.756">
            <text:p>0.756</text:p>
          </table:table-cell>
          <table:table-cell table:style-name="ce7" office:value-type="float" office:value="0.58">
            <text:p>0.580</text:p>
          </table:table-cell>
          <table:table-cell table:style-name="ce7" office:value-type="float" office:value="0.649">
            <text:p>0.649</text:p>
          </table:table-cell>
          <table:table-cell table:style-name="ce10" table:formula="of:=(1+[.$B$1]*[.$B$1])*[.R8]*[.S8]/(([.$B$1]*[.$B$1]*[.R8])+[.S8])" office:value-type="float" office:value="0.600911673558279">
            <text:p>0.601</text:p>
          </table:table-cell>
          <table:table-cell table:style-name="ce7" office:value-type="float" office:value="0.544">
            <text:p>0.544</text:p>
          </table:table-cell>
          <table:table-cell table:style-name="ce7" office:value-type="float" office:value="0.448">
            <text:p>0.448</text:p>
          </table:table-cell>
          <table:table-cell table:style-name="ce7" office:value-type="float" office:value="0.486">
            <text:p>0.486</text:p>
          </table:table-cell>
          <table:table-cell table:style-name="ce10" table:formula="of:=(1+[.$B$1]*[.$B$1])*[.V8]*[.W8]/(([.$B$1]*[.$B$1]*[.V8])+[.W8])" office:value-type="float" office:value="0.460138016598295">
            <text:p>0.460</text:p>
          </table:table-cell>
          <table:table-cell table:number-columns-repeated="999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float" office:value="0.723">
            <text:p>0.723</text:p>
          </table:table-cell>
          <table:table-cell table:style-name="ce7" office:value-type="float" office:value="0.523">
            <text:p>0.523</text:p>
          </table:table-cell>
          <table:table-cell table:style-name="ce7" office:value-type="float" office:value="0.597">
            <text:p>0.597</text:p>
          </table:table-cell>
          <table:table-cell table:style-name="ce10" table:formula="of:=(1+[.$B$1]*[.$B$1])*[.B9]*[.C9]/(([.$B$1]*[.$B$1]*[.B9])+[.C9])" office:value-type="float" office:value="0.545559046399681">
            <text:p>0.546</text:p>
          </table:table-cell>
          <table:table-cell table:style-name="ce7" office:value-type="float" office:value="0.723">
            <text:p>0.723</text:p>
          </table:table-cell>
          <table:table-cell table:style-name="ce7" office:value-type="float" office:value="0.565">
            <text:p>0.565</text:p>
          </table:table-cell>
          <table:table-cell table:style-name="ce7" office:value-type="float" office:value="0.628">
            <text:p>0.628</text:p>
          </table:table-cell>
          <table:table-cell table:style-name="ce10" table:formula="of:=(1+[.$B$1]*[.$B$1])*[.F9]*[.G9]/(([.$B$1]*[.$B$1]*[.F9])+[.G9])" office:value-type="float" office:value="0.58408000146547">
            <text:p>0.584</text:p>
          </table:table-cell>
          <table:table-cell table:style-name="ce7" office:value-type="float" office:value="0.813">
            <text:p>0.813</text:p>
          </table:table-cell>
          <table:table-cell table:style-name="ce7" office:value-type="float" office:value="0.598">
            <text:p>0.598</text:p>
          </table:table-cell>
          <table:table-cell table:style-name="ce7" office:value-type="float" office:value="0.676">
            <text:p>0.676</text:p>
          </table:table-cell>
          <table:table-cell table:style-name="ce10" table:formula="of:=(1+[.$B$1]*[.$B$1])*[.J9]*[.K9]/(([.$B$1]*[.$B$1]*[.J9])+[.K9])" office:value-type="float" office:value="0.622612340589883">
            <text:p>0.623</text:p>
          </table:table-cell>
          <table:table-cell table:style-name="ce7" office:value-type="float" office:value="0.674">
            <text:p>0.674</text:p>
          </table:table-cell>
          <table:table-cell table:style-name="ce7" office:value-type="float" office:value="0.496">
            <text:p>0.496</text:p>
          </table:table-cell>
          <table:table-cell table:style-name="ce7" office:value-type="float" office:value="0.56">
            <text:p>0.560</text:p>
          </table:table-cell>
          <table:table-cell table:style-name="ce10" table:formula="of:=(1+[.$B$1]*[.$B$1])*[.N9]*[.O9]/(([.$B$1]*[.$B$1]*[.N9])+[.O9])" office:value-type="float" office:value="0.516385502649558">
            <text:p>0.516</text:p>
          </table:table-cell>
          <table:table-cell table:style-name="ce7" office:value-type="float" office:value="0.774">
            <text:p>0.774</text:p>
          </table:table-cell>
          <table:table-cell table:style-name="ce7" office:value-type="float" office:value="0.597">
            <text:p>0.597</text:p>
          </table:table-cell>
          <table:table-cell table:style-name="ce7" office:value-type="float" office:value="0.661">
            <text:p>0.661</text:p>
          </table:table-cell>
          <table:table-cell table:style-name="ce10" table:formula="of:=(1+[.$B$1]*[.$B$1])*[.R9]*[.S9]/(([.$B$1]*[.$B$1]*[.R9])+[.S9])" office:value-type="float" office:value="0.618129995370225">
            <text:p>0.618</text:p>
          </table:table-cell>
          <table:table-cell table:style-name="ce7" office:value-type="float" office:value="0.655">
            <text:p>0.655</text:p>
          </table:table-cell>
          <table:table-cell table:style-name="ce7" office:value-type="float" office:value="0.563">
            <text:p>0.563</text:p>
          </table:table-cell>
          <table:table-cell table:style-name="ce7" office:value-type="float" office:value="0.602">
            <text:p>0.602</text:p>
          </table:table-cell>
          <table:table-cell table:style-name="ce10" table:formula="of:=(1+[.$B$1]*[.$B$1])*[.V9]*[.W9]/(([.$B$1]*[.$B$1]*[.V9])+[.W9])" office:value-type="float" office:value="0.575074180788796">
            <text:p>0.575</text:p>
          </table:table-cell>
          <table:table-cell table:number-columns-repeated="999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7" office:value-type="float" office:value="0.727">
            <text:p>0.727</text:p>
          </table:table-cell>
          <table:table-cell table:style-name="ce7" office:value-type="float" office:value="0.522">
            <text:p>0.522</text:p>
          </table:table-cell>
          <table:table-cell table:style-name="ce7" office:value-type="float" office:value="0.597">
            <text:p>0.597</text:p>
          </table:table-cell>
          <table:table-cell table:style-name="ce10" table:formula="of:=(1+[.$B$1]*[.$B$1])*[.B10]*[.C10]/(([.$B$1]*[.$B$1]*[.B10])+[.C10])" office:value-type="float" office:value="0.54497101205678">
            <text:p>0.545</text:p>
          </table:table-cell>
          <table:table-cell table:style-name="ce7" office:value-type="float" office:value="0.701">
            <text:p>0.701</text:p>
          </table:table-cell>
          <table:table-cell table:style-name="ce7" office:value-type="float" office:value="0.528">
            <text:p>0.528</text:p>
          </table:table-cell>
          <table:table-cell table:style-name="ce7" office:value-type="float" office:value="0.595">
            <text:p>0.595</text:p>
          </table:table-cell>
          <table:table-cell table:style-name="ce10" table:formula="of:=(1+[.$B$1]*[.$B$1])*[.F10]*[.G10]/(([.$B$1]*[.$B$1]*[.F10])+[.G10])" office:value-type="float" office:value="0.548224307039357">
            <text:p>0.548</text:p>
          </table:table-cell>
          <table:table-cell table:style-name="ce7" office:value-type="float" office:value="0.834">
            <text:p>0.834</text:p>
          </table:table-cell>
          <table:table-cell table:style-name="ce7" office:value-type="float" office:value="0.606">
            <text:p>0.606</text:p>
          </table:table-cell>
          <table:table-cell table:style-name="ce7" office:value-type="float" office:value="0.686">
            <text:p>0.686</text:p>
          </table:table-cell>
          <table:table-cell table:style-name="ce10" table:formula="of:=(1+[.$B$1]*[.$B$1])*[.J10]*[.K10]/(([.$B$1]*[.$B$1]*[.J10])+[.K10])" office:value-type="float" office:value="0.631819578820352">
            <text:p>0.632</text:p>
          </table:table-cell>
          <table:table-cell table:style-name="ce7" office:value-type="float" office:value="0.694">
            <text:p>0.694</text:p>
          </table:table-cell>
          <table:table-cell table:style-name="ce7" office:value-type="float" office:value="0.456">
            <text:p>0.456</text:p>
          </table:table-cell>
          <table:table-cell table:style-name="ce7" office:value-type="float" office:value="0.532">
            <text:p>0.532</text:p>
          </table:table-cell>
          <table:table-cell table:style-name="ce10" table:formula="of:=(1+[.$B$1]*[.$B$1])*[.N10]*[.O10]/(([.$B$1]*[.$B$1]*[.N10])+[.O10])" office:value-type="float" office:value="0.480639041500979">
            <text:p>0.481</text:p>
          </table:table-cell>
          <table:table-cell table:style-name="ce7" office:value-type="float" office:value="0.748">
            <text:p>0.748</text:p>
          </table:table-cell>
          <table:table-cell table:style-name="ce7" office:value-type="float" office:value="0.542">
            <text:p>0.542</text:p>
          </table:table-cell>
          <table:table-cell table:style-name="ce7" office:value-type="float" office:value="0.615">
            <text:p>0.615</text:p>
          </table:table-cell>
          <table:table-cell table:style-name="ce10" table:formula="of:=(1+[.$B$1]*[.$B$1])*[.R10]*[.S10]/(([.$B$1]*[.$B$1]*[.R10])+[.S10])" office:value-type="float" office:value="0.56527069595802">
            <text:p>0.565</text:p>
          </table:table-cell>
          <table:table-cell table:style-name="ce7" office:value-type="float" office:value="0.657">
            <text:p>0.657</text:p>
          </table:table-cell>
          <table:table-cell table:style-name="ce7" office:value-type="float" office:value="0.543">
            <text:p>0.543</text:p>
          </table:table-cell>
          <table:table-cell table:style-name="ce7" office:value-type="float" office:value="0.59">
            <text:p>0.590</text:p>
          </table:table-cell>
          <table:table-cell table:style-name="ce10" table:formula="of:=(1+[.$B$1]*[.$B$1])*[.V10]*[.W10]/(([.$B$1]*[.$B$1]*[.V10])+[.W10])" office:value-type="float" office:value="0.557459048979313">
            <text:p>0.557</text:p>
          </table:table-cell>
          <table:table-cell table:number-columns-repeated="999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7" office:value-type="float" office:value="0.731">
            <text:p>0.731</text:p>
          </table:table-cell>
          <table:table-cell table:style-name="ce7" office:value-type="float" office:value="0.508">
            <text:p>0.508</text:p>
          </table:table-cell>
          <table:table-cell table:style-name="ce7" office:value-type="float" office:value="0.585">
            <text:p>0.585</text:p>
          </table:table-cell>
          <table:table-cell table:style-name="ce10" table:formula="of:=(1+[.$B$1]*[.$B$1])*[.B11]*[.C11]/(([.$B$1]*[.$B$1]*[.B11])+[.C11])" office:value-type="float" office:value="0.532272165196926">
            <text:p>0.532</text:p>
          </table:table-cell>
          <table:table-cell table:style-name="ce7" office:value-type="float" office:value="0.72">
            <text:p>0.720</text:p>
          </table:table-cell>
          <table:table-cell table:style-name="ce7" office:value-type="float" office:value="0.533">
            <text:p>0.533</text:p>
          </table:table-cell>
          <table:table-cell table:style-name="ce7" office:value-type="float" office:value="0.6">
            <text:p>0.600</text:p>
          </table:table-cell>
          <table:table-cell table:style-name="ce10" table:formula="of:=(1+[.$B$1]*[.$B$1])*[.F11]*[.G11]/(([.$B$1]*[.$B$1]*[.F11])+[.G11])" office:value-type="float" office:value="0.554528834606217">
            <text:p>0.555</text:p>
          </table:table-cell>
          <table:table-cell table:style-name="ce7" office:value-type="float" office:value="0.813">
            <text:p>0.813</text:p>
          </table:table-cell>
          <table:table-cell table:style-name="ce7" office:value-type="float" office:value="0.607">
            <text:p>0.607</text:p>
          </table:table-cell>
          <table:table-cell table:style-name="ce7" office:value-type="float" office:value="0.682">
            <text:p>0.682</text:p>
          </table:table-cell>
          <table:table-cell table:style-name="ce10" table:formula="of:=(1+[.$B$1]*[.$B$1])*[.J11]*[.K11]/(([.$B$1]*[.$B$1]*[.J11])+[.K11])" office:value-type="float" office:value="0.630895800791401">
            <text:p>0.631</text:p>
          </table:table-cell>
          <table:table-cell table:style-name="ce7" office:value-type="float" office:value="0.668">
            <text:p>0.668</text:p>
          </table:table-cell>
          <table:table-cell table:style-name="ce7" office:value-type="float" office:value="0.491">
            <text:p>0.491</text:p>
          </table:table-cell>
          <table:table-cell table:style-name="ce7" office:value-type="float" office:value="0.552">
            <text:p>0.552</text:p>
          </table:table-cell>
          <table:table-cell table:style-name="ce10" table:formula="of:=(1+[.$B$1]*[.$B$1])*[.N11]*[.O11]/(([.$B$1]*[.$B$1]*[.N11])+[.O11])" office:value-type="float" office:value="0.511249629801773">
            <text:p>0.511</text:p>
          </table:table-cell>
          <table:table-cell table:style-name="ce7" office:value-type="float" office:value="0.774">
            <text:p>0.774</text:p>
          </table:table-cell>
          <table:table-cell table:style-name="ce7" office:value-type="float" office:value="0.567">
            <text:p>0.567</text:p>
          </table:table-cell>
          <table:table-cell table:style-name="ce7" office:value-type="float" office:value="0.642">
            <text:p>0.642</text:p>
          </table:table-cell>
          <table:table-cell table:style-name="ce10" table:formula="of:=(1+[.$B$1]*[.$B$1])*[.R11]*[.S11]/(([.$B$1]*[.$B$1]*[.R11])+[.S11])" office:value-type="float" office:value="0.590611215901432">
            <text:p>0.591</text:p>
          </table:table-cell>
          <table:table-cell table:style-name="ce7" office:value-type="float" office:value="0.672">
            <text:p>0.672</text:p>
          </table:table-cell>
          <table:table-cell table:style-name="ce7" office:value-type="float" office:value="0.581">
            <text:p>0.581</text:p>
          </table:table-cell>
          <table:table-cell table:style-name="ce7" office:value-type="float" office:value="0.616">
            <text:p>0.616</text:p>
          </table:table-cell>
          <table:table-cell table:style-name="ce10" table:formula="of:=(1+[.$B$1]*[.$B$1])*[.V11]*[.W11]/(([.$B$1]*[.$B$1]*[.V11])+[.W11])" office:value-type="float" office:value="0.593003747028711">
            <text:p>0.593</text:p>
          </table:table-cell>
          <table:table-cell table:number-columns-repeated="999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7" office:value-type="float" office:value="0.731">
            <text:p>0.731</text:p>
          </table:table-cell>
          <table:table-cell table:style-name="ce7" office:value-type="float" office:value="0.521">
            <text:p>0.521</text:p>
          </table:table-cell>
          <table:table-cell table:style-name="ce7" office:value-type="float" office:value="0.596">
            <text:p>0.596</text:p>
          </table:table-cell>
          <table:table-cell table:style-name="ce10" table:formula="of:=(1+[.$B$1]*[.$B$1])*[.B12]*[.C12]/(([.$B$1]*[.$B$1]*[.B12])+[.C12])" office:value-type="float" office:value="0.544377010483495">
            <text:p>0.544</text:p>
          </table:table-cell>
          <table:table-cell table:style-name="ce7" office:value-type="float" office:value="0.728">
            <text:p>0.728</text:p>
          </table:table-cell>
          <table:table-cell table:style-name="ce7" office:value-type="float" office:value="0.534">
            <text:p>0.534</text:p>
          </table:table-cell>
          <table:table-cell table:style-name="ce7" office:value-type="float" office:value="0.606">
            <text:p>0.606</text:p>
          </table:table-cell>
          <table:table-cell table:style-name="ce10" table:formula="of:=(1+[.$B$1]*[.$B$1])*[.F12]*[.G12]/(([.$B$1]*[.$B$1]*[.F12])+[.G12])" office:value-type="float" office:value="0.556154028790403">
            <text:p>0.556</text:p>
          </table:table-cell>
          <table:table-cell table:style-name="ce7" office:value-type="float" office:value="0.815">
            <text:p>0.815</text:p>
          </table:table-cell>
          <table:table-cell table:style-name="ce7" office:value-type="float" office:value="0.623">
            <text:p>0.623</text:p>
          </table:table-cell>
          <table:table-cell table:style-name="ce7" office:value-type="float" office:value="0.694">
            <text:p>0.694</text:p>
          </table:table-cell>
          <table:table-cell table:style-name="ce10" table:formula="of:=(1+[.$B$1]*[.$B$1])*[.J12]*[.K12]/(([.$B$1]*[.$B$1]*[.J12])+[.K12])" office:value-type="float" office:value="0.645739898322742">
            <text:p>0.646</text:p>
          </table:table-cell>
          <table:table-cell table:style-name="ce7" office:value-type="float" office:value="0.703">
            <text:p>0.703</text:p>
          </table:table-cell>
          <table:table-cell table:style-name="ce7" office:value-type="float" office:value="0.547">
            <text:p>0.547</text:p>
          </table:table-cell>
          <table:table-cell table:style-name="ce7" office:value-type="float" office:value="0.608">
            <text:p>0.608</text:p>
          </table:table-cell>
          <table:table-cell table:style-name="ce10" table:formula="of:=(1+[.$B$1]*[.$B$1])*[.N12]*[.O12]/(([.$B$1]*[.$B$1]*[.N12])+[.O12])" office:value-type="float" office:value="0.56576696912706">
            <text:p>0.566</text:p>
          </table:table-cell>
          <table:table-cell table:style-name="ce7" office:value-type="float" office:value="0.758">
            <text:p>0.758</text:p>
          </table:table-cell>
          <table:table-cell table:style-name="ce7" office:value-type="float" office:value="0.585">
            <text:p>0.585</text:p>
          </table:table-cell>
          <table:table-cell table:style-name="ce7" office:value-type="float" office:value="0.654">
            <text:p>0.654</text:p>
          </table:table-cell>
          <table:table-cell table:style-name="ce10" table:formula="of:=(1+[.$B$1]*[.$B$1])*[.R12]*[.S12]/(([.$B$1]*[.$B$1]*[.R12])+[.S12])" office:value-type="float" office:value="0.605663090771125">
            <text:p>0.606</text:p>
          </table:table-cell>
          <table:table-cell table:style-name="ce7" office:value-type="float" office:value="0.679">
            <text:p>0.679</text:p>
          </table:table-cell>
          <table:table-cell table:style-name="ce7" office:value-type="float" office:value="0.587">
            <text:p>0.587</text:p>
          </table:table-cell>
          <table:table-cell table:style-name="ce7" office:value-type="float" office:value="0.627">
            <text:p>0.627</text:p>
          </table:table-cell>
          <table:table-cell table:style-name="ce10" table:formula="of:=(1+[.$B$1]*[.$B$1])*[.V12]*[.W12]/(([.$B$1]*[.$B$1]*[.V12])+[.W12])" office:value-type="float" office:value="0.59913472167256">
            <text:p>0.599</text:p>
          </table:table-cell>
          <table:table-cell table:number-columns-repeated="999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7" office:value-type="float" office:value="0.714">
            <text:p>0.714</text:p>
          </table:table-cell>
          <table:table-cell table:style-name="ce7" office:value-type="float" office:value="0.525">
            <text:p>0.525</text:p>
          </table:table-cell>
          <table:table-cell table:style-name="ce7" office:value-type="float" office:value="0.595">
            <text:p>0.595</text:p>
          </table:table-cell>
          <table:table-cell table:style-name="ce10" table:formula="of:=(1+[.$B$1]*[.$B$1])*[.B13]*[.C13]/(([.$B$1]*[.$B$1]*[.B13])+[.C13])" office:value-type="float" office:value="0.546629368047643">
            <text:p>0.547</text:p>
          </table:table-cell>
          <table:table-cell table:style-name="ce7" office:value-type="float" office:value="0.729">
            <text:p>0.729</text:p>
          </table:table-cell>
          <table:table-cell table:style-name="ce7" office:value-type="float" office:value="0.541">
            <text:p>0.541</text:p>
          </table:table-cell>
          <table:table-cell table:style-name="ce7" office:value-type="float" office:value="0.611">
            <text:p>0.611</text:p>
          </table:table-cell>
          <table:table-cell table:style-name="ce10" table:formula="of:=(1+[.$B$1]*[.$B$1])*[.F13]*[.G13]/(([.$B$1]*[.$B$1]*[.F13])+[.G13])" office:value-type="float" office:value="0.562691415223371">
            <text:p>0.563</text:p>
          </table:table-cell>
          <table:table-cell table:style-name="ce7" office:value-type="float" office:value="0.811">
            <text:p>0.811</text:p>
          </table:table-cell>
          <table:table-cell table:style-name="ce7" office:value-type="float" office:value="0.613">
            <text:p>0.613</text:p>
          </table:table-cell>
          <table:table-cell table:style-name="ce7" office:value-type="float" office:value="0.685">
            <text:p>0.685</text:p>
          </table:table-cell>
          <table:table-cell table:style-name="ce10" table:formula="of:=(1+[.$B$1]*[.$B$1])*[.J13]*[.K13]/(([.$B$1]*[.$B$1]*[.J13])+[.K13])" office:value-type="float" office:value="0.636218707951255">
            <text:p>0.636</text:p>
          </table:table-cell>
          <table:table-cell table:style-name="ce7" office:value-type="float" office:value="0.708">
            <text:p>0.708</text:p>
          </table:table-cell>
          <table:table-cell table:style-name="ce7" office:value-type="float" office:value="0.486">
            <text:p>0.486</text:p>
          </table:table-cell>
          <table:table-cell table:style-name="ce7" office:value-type="float" office:value="0.562">
            <text:p>0.562</text:p>
          </table:table-cell>
          <table:table-cell table:style-name="ce10" table:formula="of:=(1+[.$B$1]*[.$B$1])*[.N13]*[.O13]/(([.$B$1]*[.$B$1]*[.N13])+[.O13])" office:value-type="float" office:value="0.509899659655191">
            <text:p>0.510</text:p>
          </table:table-cell>
          <table:table-cell table:style-name="ce7" office:value-type="float" office:value="0.776">
            <text:p>0.776</text:p>
          </table:table-cell>
          <table:table-cell table:style-name="ce7" office:value-type="float" office:value="0.542">
            <text:p>0.542</text:p>
          </table:table-cell>
          <table:table-cell table:style-name="ce7" office:value-type="float" office:value="0.626">
            <text:p>0.626</text:p>
          </table:table-cell>
          <table:table-cell table:style-name="ce10" table:formula="of:=(1+[.$B$1]*[.$B$1])*[.R13]*[.S13]/(([.$B$1]*[.$B$1]*[.R13])+[.S13])" office:value-type="float" office:value="0.567584191957705">
            <text:p>0.568</text:p>
          </table:table-cell>
          <table:table-cell table:style-name="ce7" office:value-type="float" office:value="0.684">
            <text:p>0.684</text:p>
          </table:table-cell>
          <table:table-cell table:style-name="ce7" office:value-type="float" office:value="0.565">
            <text:p>0.565</text:p>
          </table:table-cell>
          <table:table-cell table:style-name="ce7" office:value-type="float" office:value="0.611">
            <text:p>0.611</text:p>
          </table:table-cell>
          <table:table-cell table:style-name="ce10" table:formula="of:=(1+[.$B$1]*[.$B$1])*[.V13]*[.W13]/(([.$B$1]*[.$B$1]*[.V13])+[.W13])" office:value-type="float" office:value="0.580085872251487">
            <text:p>0.580</text:p>
          </table:table-cell>
          <table:table-cell table:number-columns-repeated="999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7" office:value-type="float" office:value="0.723">
            <text:p>0.723</text:p>
          </table:table-cell>
          <table:table-cell table:style-name="ce7" office:value-type="float" office:value="0.532">
            <text:p>0.532</text:p>
          </table:table-cell>
          <table:table-cell table:style-name="ce7" office:value-type="float" office:value="0.603">
            <text:p>0.603</text:p>
          </table:table-cell>
          <table:table-cell table:style-name="ce10" table:formula="of:=(1+[.$B$1]*[.$B$1])*[.B14]*[.C14]/(([.$B$1]*[.$B$1]*[.B14])+[.C14])" office:value-type="float" office:value="0.553872170983591">
            <text:p>0.554</text:p>
          </table:table-cell>
          <table:table-cell table:style-name="ce7" office:value-type="float" office:value="0.732">
            <text:p>0.732</text:p>
          </table:table-cell>
          <table:table-cell table:style-name="ce7" office:value-type="float" office:value="0.526">
            <text:p>0.526</text:p>
          </table:table-cell>
          <table:table-cell table:style-name="ce7" office:value-type="float" office:value="0.6">
            <text:p>0.600</text:p>
          </table:table-cell>
          <table:table-cell table:style-name="ce10" table:formula="of:=(1+[.$B$1]*[.$B$1])*[.F14]*[.G14]/(([.$B$1]*[.$B$1]*[.F14])+[.G14])" office:value-type="float" office:value="0.5490990494591">
            <text:p>0.549</text:p>
          </table:table-cell>
          <table:table-cell table:style-name="ce7" office:value-type="float" office:value="0.798">
            <text:p>0.798</text:p>
          </table:table-cell>
          <table:table-cell table:style-name="ce7" office:value-type="float" office:value="0.596">
            <text:p>0.596</text:p>
          </table:table-cell>
          <table:table-cell table:style-name="ce7" office:value-type="float" office:value="0.668">
            <text:p>0.668</text:p>
          </table:table-cell>
          <table:table-cell table:style-name="ce10" table:formula="of:=(1+[.$B$1]*[.$B$1])*[.J14]*[.K14]/(([.$B$1]*[.$B$1]*[.J14])+[.K14])" office:value-type="float" office:value="0.619438731976536">
            <text:p>0.619</text:p>
          </table:table-cell>
          <table:table-cell table:style-name="ce7" office:value-type="float" office:value="0.742">
            <text:p>0.742</text:p>
          </table:table-cell>
          <table:table-cell table:style-name="ce7" office:value-type="float" office:value="0.549">
            <text:p>0.549</text:p>
          </table:table-cell>
          <table:table-cell table:style-name="ce7" office:value-type="float" office:value="0.622">
            <text:p>0.622</text:p>
          </table:table-cell>
          <table:table-cell table:style-name="ce10" table:formula="of:=(1+[.$B$1]*[.$B$1])*[.N14]*[.O14]/(([.$B$1]*[.$B$1]*[.N14])+[.O14])" office:value-type="float" office:value="0.571209357486851">
            <text:p>0.571</text:p>
          </table:table-cell>
          <table:table-cell table:style-name="ce7" office:value-type="float" office:value="0.773">
            <text:p>0.773</text:p>
          </table:table-cell>
          <table:table-cell table:style-name="ce7" office:value-type="float" office:value="0.56">
            <text:p>0.560</text:p>
          </table:table-cell>
          <table:table-cell table:style-name="ce7" office:value-type="float" office:value="0.636">
            <text:p>0.636</text:p>
          </table:table-cell>
          <table:table-cell table:style-name="ce10" table:formula="of:=(1+[.$B$1]*[.$B$1])*[.R14]*[.S14]/(([.$B$1]*[.$B$1]*[.R14])+[.S14])" office:value-type="float" office:value="0.584057066568501">
            <text:p>0.584</text:p>
          </table:table-cell>
          <table:table-cell table:style-name="ce7" office:value-type="float" office:value="0.604">
            <text:p>0.604</text:p>
          </table:table-cell>
          <table:table-cell table:style-name="ce7" office:value-type="float" office:value="0.508">
            <text:p>0.508</text:p>
          </table:table-cell>
          <table:table-cell table:style-name="ce7" office:value-type="float" office:value="0.546">
            <text:p>0.546</text:p>
          </table:table-cell>
          <table:table-cell table:style-name="ce10" table:formula="of:=(1+[.$B$1]*[.$B$1])*[.V14]*[.W14]/(([.$B$1]*[.$B$1]*[.V14])+[.W14])" office:value-type="float" office:value="0.52036311989159">
            <text:p>0.520</text:p>
          </table:table-cell>
          <table:table-cell table:number-columns-repeated="999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7" office:value-type="float" office:value="0.719">
            <text:p>0.719</text:p>
          </table:table-cell>
          <table:table-cell table:style-name="ce7" office:value-type="float" office:value="0.535">
            <text:p>0.535</text:p>
          </table:table-cell>
          <table:table-cell table:style-name="ce7" office:value-type="float" office:value="0.604">
            <text:p>0.604</text:p>
          </table:table-cell>
          <table:table-cell table:style-name="ce10" table:formula="of:=(1+[.$B$1]*[.$B$1])*[.B15]*[.C15]/(([.$B$1]*[.$B$1]*[.B15])+[.C15])" office:value-type="float" office:value="0.556279899761481">
            <text:p>0.556</text:p>
          </table:table-cell>
          <table:table-cell table:style-name="ce7" office:value-type="float" office:value="0.732">
            <text:p>0.732</text:p>
          </table:table-cell>
          <table:table-cell table:style-name="ce7" office:value-type="float" office:value="0.529">
            <text:p>0.529</text:p>
          </table:table-cell>
          <table:table-cell table:style-name="ce7" office:value-type="float" office:value="0.603">
            <text:p>0.603</text:p>
          </table:table-cell>
          <table:table-cell table:style-name="ce10" table:formula="of:=(1+[.$B$1]*[.$B$1])*[.F15]*[.G15]/(([.$B$1]*[.$B$1]*[.F15])+[.G15])" office:value-type="float" office:value="0.551877849445687">
            <text:p>0.552</text:p>
          </table:table-cell>
          <table:table-cell table:style-name="ce7" office:value-type="float" office:value="0.818">
            <text:p>0.818</text:p>
          </table:table-cell>
          <table:table-cell table:style-name="ce7" office:value-type="float" office:value="0.598">
            <text:p>0.598</text:p>
          </table:table-cell>
          <table:table-cell table:style-name="ce7" office:value-type="float" office:value="0.676">
            <text:p>0.676</text:p>
          </table:table-cell>
          <table:table-cell table:style-name="ce10" table:formula="of:=(1+[.$B$1]*[.$B$1])*[.J15]*[.K15]/(([.$B$1]*[.$B$1]*[.J15])+[.K15])" office:value-type="float" office:value="0.623048306847121">
            <text:p>0.623</text:p>
          </table:table-cell>
          <table:table-cell table:style-name="ce7" office:value-type="float" office:value="0.684">
            <text:p>0.684</text:p>
          </table:table-cell>
          <table:table-cell table:style-name="ce7" office:value-type="float" office:value="0.467">
            <text:p>0.467</text:p>
          </table:table-cell>
          <table:table-cell table:style-name="ce7" office:value-type="float" office:value="0.541">
            <text:p>0.541</text:p>
          </table:table-cell>
          <table:table-cell table:style-name="ce10" table:formula="of:=(1+[.$B$1]*[.$B$1])*[.N15]*[.O15]/(([.$B$1]*[.$B$1]*[.N15])+[.O15])" office:value-type="float" office:value="0.490249188188042">
            <text:p>0.490</text:p>
          </table:table-cell>
          <table:table-cell table:style-name="ce7" office:value-type="float" office:value="0.765">
            <text:p>0.765</text:p>
          </table:table-cell>
          <table:table-cell table:style-name="ce7" office:value-type="float" office:value="0.562">
            <text:p>0.562</text:p>
          </table:table-cell>
          <table:table-cell table:style-name="ce7" office:value-type="float" office:value="0.636">
            <text:p>0.636</text:p>
          </table:table-cell>
          <table:table-cell table:style-name="ce10" table:formula="of:=(1+[.$B$1]*[.$B$1])*[.R15]*[.S15]/(([.$B$1]*[.$B$1]*[.R15])+[.S15])" office:value-type="float" office:value="0.585213254575866">
            <text:p>0.585</text:p>
          </table:table-cell>
          <table:table-cell table:style-name="ce7" office:value-type="float" office:value="0.645">
            <text:p>0.645</text:p>
          </table:table-cell>
          <table:table-cell table:style-name="ce7" office:value-type="float" office:value="0.539">
            <text:p>0.539</text:p>
          </table:table-cell>
          <table:table-cell table:style-name="ce7" office:value-type="float" office:value="0.587">
            <text:p>0.587</text:p>
          </table:table-cell>
          <table:table-cell table:style-name="ce10" table:formula="of:=(1+[.$B$1]*[.$B$1])*[.V15]*[.W15]/(([.$B$1]*[.$B$1]*[.V15])+[.W15])" office:value-type="float" office:value="0.552574513641101">
            <text:p>0.553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/>
          <table:table-cell table:style-name="ce1" table:number-columns-repeated="20"/>
          <table:table-cell table:number-columns-repeated="1003"/>
        </table:table-row>
        <table:table-row table:style-name="ro1" table:number-rows-repeated="2">
          <table:table-cell table:number-columns-repeated="6"/>
          <table:table-cell table:style-name="ce1" table:number-columns-repeated="11"/>
          <table:table-cell table:number-columns-repeated="100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8000" number:language="en" number:country="GB">
      <number:number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number:number-style style:name="N8136" number:language="en" number:country="GB">
      <number:number number:decimal-places="4" number:min-integer-digits="1"/>
    </number:number-style>
    <number:number-style style:name="N8137" number:language="en" number:country="GB">
      <number:number number:decimal-places="3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18">18/07/2024</text:date>, <text:time>11:57:3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7-18T11:57:36.43</dc:date>
    <dc:creator>Quim Motger</dc:creator>
    <meta:generator>OpenOffice/4.1.15$Win32 OpenOffice.org_project/4115m2$Build-9813</meta:generator>
    <meta:editing-duration>PT12M38S</meta:editing-duration>
    <meta:editing-cycles>5</meta:editing-cycles>
    <meta:document-statistic meta:table-count="1" meta:cell-count="308" meta:object-count="0"/>
  </office:meta>
</office:document-meta>
</file>